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PT Mono" svg:font-family="'P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0.05cm" fo:min-width="2.4cm"/>
    </style:style>
    <style:style style:name="gr2" style:family="graphic" style:parent-style-name="standard">
      <style:graphic-properties svg:stroke-color="#ccccff" draw:fill="solid" draw:fill-color="#e6e6ff" draw:textarea-horizontal-align="justify" draw:textarea-vertical-align="middle" draw:auto-grow-height="false" fo:min-height="1.516cm" fo:min-width="6.901cm"/>
    </style:style>
    <style:style style:name="gr3" style:family="graphic" style:parent-style-name="standard">
      <style:graphic-properties svg:stroke-color="#ccccff" draw:fill="solid" draw:fill-color="#e6e6ff" draw:textarea-horizontal-align="justify" draw:textarea-vertical-align="middle" draw:auto-grow-height="false" fo:min-height="1.516cm" fo:min-width="9.101cm"/>
    </style:style>
    <style:style style:name="gr4" style:family="graphic" style:parent-style-name="standard" style:list-style-name="L1">
      <style:graphic-properties draw:stroke="none" svg:stroke-width="0cm" draw:fill="solid" draw:fill-color="#f8f8f8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f8f8f8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objectwithoutfill">
      <style:graphic-properties svg:stroke-width="0.2cm" svg:stroke-color="#00ccff" draw:marker-start-width="0.5cm" draw:marker-end="" draw:marker-end-width="0.6cm" draw:fill="solid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3333ff" draw:marker-start-width="0.5cm" draw:marker-end="" draw:marker-end-width="0.6cm" draw:fill="solid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05cm" svg:stroke-color="#00ccff" draw:marker-start-width="0.28cm" draw:marker-end="Symmetric_20_Arrow" draw:marker-end-width="0.28cm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3333ff" draw:marker-start-width="0.28cm" draw:marker-end="Symmetric_20_Arrow" draw:marker-end-width="0.28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withoutfill">
      <style:graphic-properties svg:stroke-width="0.05cm" svg:stroke-color="#808080" draw:marker-start-width="0.28cm" draw:marker-end="Symmetric_20_Arrow" draw:marker-end-width="0.38cm" draw:fill="solid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2cm" svg:stroke-color="#808080" draw:marker-start-width="0.5cm" draw:marker-end="" draw:marker-end-width="0.6cm" draw:fill="solid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006600" draw:marker-start-width="0.5cm" draw:marker-end="" draw:marker-end-width="0.6cm" draw:fill="solid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05cm" svg:stroke-color="#006600" draw:marker-start-width="0.28cm" draw:marker-end="Symmetric_20_Arrow" draw:marker-end-width="0.28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objectwithoutfill">
      <style:graphic-properties svg:stroke-width="0.05cm" svg:stroke-color="#808080" draw:marker-start-width="0.28cm" draw:marker-end="Symmetric_20_Arrow" draw:marker-end-width="0.2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c55a11" draw:marker-start-width="0.35cm" draw:marker-end="Symmetric_20_Arrow" draw:marker-end-width="0.35cm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PT Mono" fo:font-size="18pt" fo:hyphenate="false"/>
    </style:style>
    <style:style style:name="P4" style:family="paragraph">
      <loext:graphic-properties draw:fill="solid" draw:fill-color="#f8f8f8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PT Mono"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PT Mono" fo:font-size="18pt" fo:hyphenate="false"/>
    </style:style>
    <style:style style:name="P6" style:family="paragraph">
      <loext:graphic-properties draw:fill="solid" draw:fill-color="#f8f8f8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PT Mono"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PT Mono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PT Mono" fo:font-size="18pt" fo:hyphenate="false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style:font-name="PT Mono"/>
    </style:style>
    <style:style style:name="P11" style:family="paragraph">
      <loext:graphic-properties draw:fill="none" draw:fill-color="#ffffff"/>
      <style:text-properties style:font-name="PT Mono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PT Mono" fo:font-size="14pt" fo:letter-spacing="normal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PT Mono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6600" style:text-line-through-style="none" style:text-line-through-type="none" style:text-position="0% 100%" style:font-name="PT Mono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6600" style:text-line-through-style="none" style:text-line-through-type="none" style:text-position="0% 100%" style:font-name="PT Mono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55a11" style:text-line-through-style="none" style:text-line-through-type="none" style:text-position="0% 100%" style:font-name="PT Mono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T Mono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PT Mono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3333ff" style:text-line-through-style="none" style:text-line-through-type="none" style:text-position="0% 100%" style:font-name="PT Mono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PT Mono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24292e" style:text-line-through-style="none" style:text-line-through-type="none" style:text-position="0% 100%" style:font-name="PT Mono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cccc" style:font-name="PT Mono"/>
    </style:style>
    <style:style style:name="T12" style:family="text">
      <style:text-properties style:font-name="PT Mono"/>
    </style:style>
    <style:style style:name="T13" style:family="text">
      <style:text-properties fo:color="#3333ff" style:font-name="PT Mono"/>
    </style:style>
    <style:style style:name="T14" style:family="text">
      <style:text-properties fo:color="#006600" style:font-name="PT Mono" fo:font-size="18pt" style:font-size-asian="18pt" style:font-size-complex="18pt"/>
    </style:style>
    <text:list-style style:name="L1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429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0_and_20_Content">
        <draw:custom-shape draw:style-name="gr1" draw:text-style-name="P1" xml:id="id2" draw:id="id2" draw:layer="layout" svg:width="2.9cm" svg:height="0.3cm" svg:x="17.8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9cm" svg:height="0.3cm" svg:x="15.1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cm" svg:height="0.3cm" svg:x="14.6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cm" svg:height="2cm" svg:x="2.5cm" svg:y="15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7.4cm" svg:height="2cm" svg:x="2.6cm" svg:y="8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9.6cm" svg:height="2cm" svg:x="9.6cm" svg:y="1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2_0" draw:style-name="gr4" draw:text-style-name="P4" draw:layer="layout" svg:width="19.8cm" svg:height="3.554cm" svg:x="1.4cm" svg:y="11.45cm">
          <text:p text:style-name="P3"><text:span text:style-name="T1"># Trim any FASTQ reads for base quality</text:span></text:p>
          <text:p text:style-name="P3"><text:span text:style-name="T2">rule trimreads: </text:span></text:p>
          <text:p text:style-name="P3"><text:span text:style-name="T2"><text:s text:c="4"/></text:span><text:span text:style-name="T2">output: "trimmed/{</text:span><text:span text:style-name="T3">sample</text:span><text:span text:style-name="T2">}.fq" </text:span></text:p>
          <text:p text:style-name="P3"><text:span text:style-name="T2"><text:s text:c="4"/></text:span><text:span text:style-name="T2">input: "reads/{</text:span><text:span text:style-name="T4">sample</text:span><text:span text:style-name="T2">}.fq" </text:span></text:p>
          <text:p text:style-name="P3"><text:span text:style-name="T2"><text:s text:c="4"/></text:span><text:span text:style-name="T2">shell: </text:span></text:p>
          <text:p text:style-name="P3"><text:span text:style-name="T2"><text:s text:c="8"/></text:span><text:span text:style-name="T2">"fastq_quality_trimmer -t 20 -l 100 -o {</text:span><text:span text:style-name="T5">output</text:span><text:span text:style-name="T2">} &lt;{</text:span><text:span text:style-name="T5">input</text:span><text:span text:style-name="T2">}"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_2" draw:style-name="gr5" draw:text-style-name="P6" draw:layer="layout" svg:width="19.8cm" svg:height="3.55cm" svg:x="1.4cm" svg:y="4.592cm">
          <text:p text:style-name="P5"><text:span text:style-name="T1"># New even more-generic read counter</text:span></text:p>
          <text:p text:style-name="P3"><text:span text:style-name="T2">rule countreads: </text:span></text:p>
          <text:p text:style-name="P3"><text:span text:style-name="T2"><text:s text:c="4"/></text:span><text:span text:style-name="T2">output: "{</text:span><text:span text:style-name="T7">indir</text:span><text:span text:style-name="T2">}.{</text:span><text:span text:style-name="T8">sample</text:span><text:span text:style-name="T2">}.fq.count" </text:span></text:p>
          <text:p text:style-name="P3"><text:span text:style-name="T2"><text:s text:c="4"/></text:span><text:span text:style-name="T2">input: "{</text:span><text:span text:style-name="T7">indir</text:span><text:span text:style-name="T2">}/{</text:span><text:span text:style-name="T8">sample</text:span><text:span text:style-name="T2">}.fq" </text:span></text:p>
          <text:p text:style-name="P3"><text:span text:style-name="T2"><text:s text:c="4"/></text:span><text:span text:style-name="T2">shell: </text:span></text:p>
          <text:p text:style-name="P3"><text:span text:style-name="T2"><text:s text:c="8"/></text:span><text:span text:style-name="T2">"echo $(( $(wc -l &lt;{</text:span><text:span text:style-name="T5">input</text:span><text:span text:style-name="T2">}) / 4 )) &gt; {</text:span><text:span text:style-name="T5">output</text:span><text:span text:style-name="T2">}"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_2" draw:style-name="gr6" draw:text-style-name="P8" draw:layer="layout" svg:width="17.644cm" svg:height="1.013cm" svg:x="1.156cm" svg:y="1.4cm">
          <text:p text:style-name="P7"><text:span text:style-name="T9">$ snakemake -j1 -F -p </text:span><text:span text:style-name="T10">trimmed.ref1_1.fq.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9.8cm" svg:y1="2.8cm" svg:x2="12.4cm" svg:y2="2.8cm">
          <text:p/>
        </draw:line>
        <draw:line draw:style-name="gr8" draw:text-style-name="P9" draw:layer="layout" svg:x1="12.8cm" svg:y1="2.8cm" svg:x2="15.2cm" svg:y2="2.8cm">
          <text:p/>
        </draw:line>
        <draw:line draw:style-name="gr9" draw:text-style-name="P9" draw:layer="layout" svg:x1="11.2cm" svg:y1="2.8cm" svg:x2="6.6cm" svg:y2="5.7cm">
          <text:p/>
        </draw:line>
        <draw:line draw:style-name="gr10" draw:text-style-name="P9" draw:layer="layout" svg:x1="14cm" svg:y1="2.8cm" svg:x2="8.9cm" svg:y2="5.7cm">
          <text:p/>
        </draw:line>
        <draw:frame draw:style-name="gr11" draw:text-style-name="P11" draw:layer="layout" svg:width="11.4cm" svg:height="1.673cm" svg:x="2.8cm" svg:y="9.127cm">
          <draw:text-box>
            <text:p text:style-name="P10"><text:span text:style-name="T11">trimmed</text:span><text:span text:style-name="T12">/</text:span><text:span text:style-name="T13">ref1_1</text:span><text:span text:style-name="T12">.fq</text:span></text:p>
          </draw:text-box>
        </draw:frame>
        <draw:line draw:style-name="gr12" draw:text-style-name="P9" draw:layer="layout" svg:x1="7cm" svg:y1="7.1cm" svg:x2="7cm" svg:y2="9.127cm">
          <text:p/>
        </draw:line>
        <draw:line draw:style-name="gr13" draw:text-style-name="P9" draw:layer="layout" svg:x1="3.3cm" svg:y1="10.2cm" svg:x2="5.5cm" svg:y2="10.2cm">
          <text:p/>
        </draw:line>
        <draw:line draw:style-name="gr14" draw:text-style-name="P9" draw:layer="layout" svg:x1="6.4cm" svg:y1="10.2cm" svg:x2="8.2cm" svg:y2="10.2cm">
          <text:p/>
        </draw:line>
        <draw:line draw:style-name="gr15" draw:text-style-name="P9" draw:layer="layout" svg:x1="7.5cm" svg:y1="10.1cm" svg:x2="8.6cm" svg:y2="12.6cm">
          <text:p/>
        </draw:line>
        <draw:frame draw:style-name="gr16" draw:text-style-name="P12" xml:id="id1" draw:id="id1" draw:layer="layout" svg:width="7.572cm" svg:height="0.963cm" svg:x="2.8cm" svg:y="16cm">
          <draw:text-box>
            <text:p><text:span text:style-name="T12">reads/</text:span><text:span text:style-name="T14">ref1_1</text:span><text:span text:style-name="T12">.fq</text:span></text:p>
          </draw:text-box>
        </draw:frame>
        <draw:line draw:style-name="gr12" draw:text-style-name="P9" draw:layer="layout" svg:x1="6.8cm" svg:y1="14cm" svg:x2="6.8cm" svg:y2="15.9cm">
          <text:p/>
        </draw:line>
        <draw:line draw:style-name="gr17" draw:text-style-name="P9" draw:layer="layout" svg:x1="4.3cm" svg:y1="10.2cm" svg:x2="6.2cm" svg:y2="12.6cm">
          <text:p/>
        </draw:line>
        <draw:connector draw:style-name="gr18" draw:text-style-name="P13" draw:layer="layout" svg:x1="10.372cm" svg:y1="16.481cm" svg:x2="19.25cm" svg:y2="15.2cm" draw:start-shape="id1" draw:start-glue-point="1" draw:end-shape="id2" draw:end-glue-point="2" svg:d="M10372 16481h8878v-1281" svg:viewBox="0 0 8879 1282">
          <text:p/>
        </draw:connector>
        <draw:connector draw:style-name="gr18" draw:text-style-name="P13" draw:layer="layout" draw:line-skew="-1.542cm" svg:x1="16.55cm" svg:y1="14.4cm" svg:x2="10.927cm" svg:y2="8.384cm" draw:start-shape="id3" draw:start-glue-point="0" svg:d="M16550 14400v-4800h-5623v-1216" svg:viewBox="0 0 5624 6017">
          <text:p/>
        </draw:connector>
        <draw:connector draw:style-name="gr18" draw:text-style-name="P13" draw:layer="layout" svg:x1="16.05cm" svg:y1="7.4cm" svg:x2="17.23cm" svg:y2="3.517cm" draw:start-shape="id4" draw:start-glue-point="0" svg:d="M16050 7400v-2192h1180v-1691" svg:viewBox="0 0 1181 388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PT Mono" svg:font-family="'P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and_20_Content" style:display-name="Title and Content" style:page-layout-name="PM0" draw:style-name="Mdp2">
      <draw:frame draw:name="Title 1" draw:style-name="Mgr1" draw:text-style-name="MP2" draw:layer="backgroundobjects" svg:width="16.387cm" svg:height="5.352cm" svg:x="2.306cm" svg:y="2.474cm" presentation:class="title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5" draw:layer="backgroundobjects" svg:width="16.387cm" svg:height="17.574cm" svg:x="2.306cm" svg:y="8.373cm" presentation:class="outline">
        <draw:text-box>
          <text:list text:style-name="ML2">
            <text:list-item>
              <text:p text:style-name="MP3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4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7" draw:layer="backgroundobjects" svg:width="4.274cm" svg:height="1.473cm" svg:x="2.306cm" svg:y="26.674cm" presentation:class="date-time">
        <draw:text-box>
          <text:p text:style-name="MP6"><text:span text:style-name="MT6"><text:date style:data-style-name="D1" text:date-value="2022-08-11">11/08/22</text:date></text:span></text:p>
        </draw:text-box>
      </draw:frame>
      <draw:frame draw:name="Footer Placeholder 4" draw:style-name="Mgr3" draw:text-style-name="MP7" draw:layer="backgroundobjects" svg:width="6.412cm" svg:height="1.473cm" svg:x="7.293cm" svg:y="26.674cm" presentation:class="footer">
        <draw:text-box>
          <text:p/>
        </draw:text-box>
      </draw:frame>
      <draw:frame draw:name="Slide Number Placeholder 5" draw:style-name="Mgr3" draw:text-style-name="MP7" draw:layer="backgroundobjects" svg:width="4.274cm" svg:height="1.473cm" svg:x="14.418cm" svg:y="26.674cm" presentation:class="page-number">
        <draw:text-box>
          <text:p text:style-name="MP8"><text:span text:style-name="MT6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imothy Booth</meta:initial-creator>
    <meta:creation-date>2022-08-11T11:45:29.342407996</meta:creation-date>
    <dc:date>2022-08-11T12:03:21.376763375</dc:date>
    <dc:creator>Timothy Booth</dc:creator>
    <meta:editing-duration>PT7M20S</meta:editing-duration>
    <meta:editing-cycles>1</meta:editing-cycles>
    <meta:document-statistic meta:object-count="29"/>
    <meta:generator>LibreOffice/6.4.7.2$Linux_X86_64 LibreOffice_project/40$Build-2</meta:generator>
  </office:meta>
</office:document-meta>
</file>